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12.908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4.43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.5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780373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table:number-columns-repeated="3"/>
          <table:table-cell table:style-name="ce10" office:value-type="string" calcext:value-type="string">
            <text:p>Hospital </text:p>
          </table:table-cell>
          <table:table-cell table:style-name="ce1" table:number-columns-repeated="1020"/>
        </table:table-row>
        <table:table-row table:style-name="ro2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<text:s text:c="2"/>Bug modules</text:p>
          </table:table-cell>
          <table:table-cell table:style-name="ce1" office:value-type="string" calcext:value-type="string">
            <text:p>Sub modules</text:p>
          </table:table-cell>
          <table:table-cell table:style-name="ce1" office:value-type="string" calcext:value-type="string">
            <text:p><text:s/>Bug description</text:p>
          </table:table-cell>
          <table:table-cell table:style-name="ce1" office:value-type="string" calcext:value-type="string">
            <text:p>Attechments</text:p>
          </table:table-cell>
          <table:table-cell table:style-name="ce1" office:value-type="string" calcext:value-type="string">
            <text:p>Bug Date</text:p>
          </table:table-cell>
          <table:table-cell table:style-name="ce1" office:value-type="string" calcext:value-type="string">
            <text:p>Assign to Developer</text:p>
          </table:table-cell>
          <table:table-cell table:style-name="ce1"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Login Page </text:p>
          </table:table-cell>
          <table:table-cell office:value-type="string" calcext:value-type="string">
            <text:p>Password </text:p>
          </table:table-cell>
          <table:table-cell office:value-type="string" calcext:value-type="string">
            <text:p>In password &gt;accept more then 25 characters </text:p>
            <text:p>If we are write the password &gt;charcter outside the password icon(design)</text:p>
          </table:table-cell>
          <table:table-cell/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Dashboard 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Enquiry Box not proper</text:p>
          </table:table-cell>
          <table:table-cell/>
          <table:table-cell table:style-name="ce6" office:value-type="date" office:date-value="2022-09-24" calcext:value-type="date">
            <text:p>24/09/22</text:p>
          </table:table-cell>
          <table:table-cell table:number-columns-repeated="1018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Dashboard 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ashboard Representative number and Representative list number not same</text:p>
          </table:table-cell>
          <table:table-cell office:value-type="string" calcext:value-type="string">
            <text:p>M16.png</text:p>
          </table:table-cell>
          <table:table-cell table:style-name="ce6" office:value-type="date" office:date-value="2022-09-24" calcext:value-type="date">
            <text:p>24/09/22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ashboard Profile</text:p>
          </table:table-cell>
          <table:table-cell office:value-type="string" calcext:value-type="string">
            <text:p>Edit Profile</text:p>
          </table:table-cell>
          <table:table-cell office:value-type="string" calcext:value-type="string">
            <text:p>First Name ,Last name&gt;accept Special Character and Digit also&gt;</text:p>
            <text:p>Accept more then 25 special charcter and number</text:p>
          </table:table-cell>
          <table:table-cell/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Dashboard Profile</text:p>
          </table:table-cell>
          <table:table-cell office:value-type="string" calcext:value-type="string">
            <text:p>Edit Profile</text:p>
          </table:table-cell>
          <table:table-cell office:value-type="string" calcext:value-type="string">
            <text:p>In password&gt;only 5 digit accept and </text:p>
            <text:p>Accept more then 25 characters in password field</text:p>
            <text:p>In mobile field&gt;accept only 5 digit </text:p>
            <text:p>Password Design not proper</text:p>
          </table:table-cell>
          <table:table-cell office:value-type="string" calcext:value-type="string">
            <text:p>M1.png </text:p>
          </table:table-cell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Dashboard Profile</text:p>
          </table:table-cell>
          <table:table-cell office:value-type="string" calcext:value-type="string">
            <text:p>Edit Profile</text:p>
          </table:table-cell>
          <table:table-cell office:value-type="string" calcext:value-type="string">
            <text:p>In adress field &gt;address Field is not fix </text:p>
          </table:table-cell>
          <table:table-cell/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Edit Profile</text:p>
          </table:table-cell>
          <table:table-cell office:value-type="string" calcext:value-type="string">
            <text:p>Dashboard side &gt;My care hand design not proper </text:p>
          </table:table-cell>
          <table:table-cell office:value-type="string" calcext:value-type="string">
            <text:p>M2.png </text:p>
          </table:table-cell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Dashboard Profile </text:p>
          </table:table-cell>
          <table:table-cell office:value-type="string" calcext:value-type="string">
            <text:p>In edit and print icon&gt;E and  P is not capital</text:p>
            <text:p>In all Module &gt;footer page &gt; Space not Proper </text:p>
          </table:table-cell>
          <table:table-cell office:value-type="string" calcext:value-type="string">
            <text:p>M3.png </text:p>
          </table:table-cell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ashboard </text:p>
          </table:table-cell>
          <table:table-cell office:value-type="string" calcext:value-type="string">
            <text:p>Dashboard Home</text:p>
          </table:table-cell>
          <table:table-cell table:style-name="ce3" office:value-type="string" calcext:value-type="string">
            <text:p>Appointment, Patient,Doctor,Representative &gt;boxes are not click </text:p>
          </table:table-cell>
          <table:table-cell/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Dashboard </text:p>
          </table:table-cell>
          <table:table-cell office:value-type="string" calcext:value-type="string">
            <text:p>Dashboard Home</text:p>
          </table:table-cell>
          <table:table-cell office:value-type="string" calcext:value-type="string">
            <text:p>Enquiry &gt;rahul mishra&gt;R is not capital </text:p>
            <text:p>Vishaka&gt;text(validation)&gt;t is not capital </text:p>
            <text:p><text:span text:style-name="T1">This Page &gt;Alignments not proper </text:span></text:p>
          </table:table-cell>
          <table:table-cell office:value-type="string" calcext:value-type="string">
            <text:p>M4.png</text:p>
          </table:table-cell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Dashboard </text:p>
          </table:table-cell>
          <table:table-cell/>
          <table:table-cell office:value-type="string" calcext:value-type="string">
            <text:p>Scroll Down all screen with Draw menu </text:p>
          </table:table-cell>
          <table:table-cell/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Department</text:p>
          </table:table-cell>
          <table:table-cell office:value-type="string" calcext:value-type="string">
            <text:p>Add Department </text:p>
          </table:table-cell>
          <table:table-cell office:value-type="string" calcext:value-type="string">
            <text:p>Department name&gt;accept special charcaters and Digit </text:p>
            <text:p>In Description &gt;Description Field is not proper &gt;not fix </text:p>
          </table:table-cell>
          <table:table-cell/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Department</text:p>
          </table:table-cell>
          <table:table-cell office:value-type="string" calcext:value-type="string">
            <text:p>Add Department </text:p>
          </table:table-cell>
          <table:table-cell office:value-type="string" calcext:value-type="string">
            <text:p>In URL&gt;If we write #&gt;not show error and  accept #</text:p>
            <text:p>In all modules URL accept this symbol(#)</text:p>
          </table:table-cell>
          <table:table-cell/>
          <table:table-cell table:style-name="ce6"/>
          <table:table-cell table:number-columns-repeated="1018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Department</text:p>
          </table:table-cell>
          <table:table-cell office:value-type="string" calcext:value-type="string">
            <text:p>Add Department </text:p>
          </table:table-cell>
          <table:table-cell office:value-type="string" calcext:value-type="string">
            <text:p>Without Description accept details </text:p>
          </table:table-cell>
          <table:table-cell/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Department</text:p>
          </table:table-cell>
          <table:table-cell office:value-type="string" calcext:value-type="string">
            <text:p>Department List </text:p>
          </table:table-cell>
          <table:table-cell office:value-type="string" calcext:value-type="string">
            <text:p>Entries alignments not proper </text:p>
          </table:table-cell>
          <table:table-cell office:value-type="string" calcext:value-type="string">
            <text:p>M5.png</text:p>
          </table:table-cell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Add Doctor</text:p>
          </table:table-cell>
          <table:table-cell office:value-type="string" calcext:value-type="string">
            <text:p>In this page &gt;Alignments not proper </text:p>
            <text:p>Password design not proper</text:p>
          </table:table-cell>
          <table:table-cell/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Add Doctor</text:p>
          </table:table-cell>
          <table:table-cell office:value-type="string" calcext:value-type="string">
            <text:p>Mobile and Phone number&gt;accept only 6 digit</text:p>
            <text:p>Date of birth &gt;accept present date</text:p>
            <text:p>Specialist &gt;accept Digit </text:p>
            <text:p/>
          </table:table-cell>
          <table:table-cell/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7">
          <table:table-cell office:value-type="float" office:value="18" calcext:value-type="float">
            <text:p>18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Add Doctor</text:p>
          </table:table-cell>
          <table:table-cell office:value-type="string" calcext:value-type="string">
            <text:p>First name,Last name&gt;accept special characters and number</text:p>
            <text:p>Short biography and Education degree &gt;boxes are not proper </text:p>
            <text:p>If we are not select department and blood group&gt;accept all details </text:p>
            <text:p>Without image accept all details</text:p>
            <text:p>In all module address Field not proper </text:p>
            <text:p/>
          </table:table-cell>
          <table:table-cell/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Doctor list </text:p>
          </table:table-cell>
          <table:table-cell office:value-type="string" calcext:value-type="string">
            <text:p>SL.no&gt;alignments not proper</text:p>
            <text:p/>
          </table:table-cell>
          <table:table-cell/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8">
          <table:table-cell office:value-type="float" office:value="20" calcext:value-type="float">
            <text:p>20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Add Patient</text:p>
          </table:table-cell>
          <table:table-cell office:value-type="string" calcext:value-type="string">
            <text:p>First name,last name &gt;accept Special characters</text:p>
            <text:p><text:span text:style-name="T1"> and digit in password field &gt;accept only 5 digit</text:span></text:p>
            <text:p><text:span text:style-name="T1">Date of birth&gt;accept present date </text:span></text:p>
            <text:p><text:span text:style-name="T1">In phone number and mobile number&gt;accept 5 digit</text:span></text:p>
            <text:p/>
          </table:table-cell>
          <table:table-cell/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6">
          <table:table-cell office:value-type="float" office:value="21" calcext:value-type="float">
            <text:p>21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Add Patient</text:p>
          </table:table-cell>
          <table:table-cell office:value-type="string" calcext:value-type="string">
            <text:p>Blood group Field not proper </text:p>
            <text:p>In all module password design not proper and we are write password &gt;</text:p>
            <text:p>Characters outside the password design</text:p>
          </table:table-cell>
          <table:table-cell office:value-type="string" calcext:value-type="string">
            <text:p>M7.png</text:p>
          </table:table-cell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Add Document</text:p>
          </table:table-cell>
          <table:table-cell office:value-type="string" calcext:value-type="string">
            <text:p>In Patient Id&gt;Accept Special character and – digit also </text:p>
            <text:p>If we do not select doctor name&gt;accept all </text:p>
            <text:p>Details and also accept digit</text:p>
            <text:p>Doctor name box not proper</text:p>
          </table:table-cell>
          <table:table-cell/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Add Document</text:p>
          </table:table-cell>
          <table:table-cell office:value-type="string" calcext:value-type="string">
            <text:p>In description Field&gt;not required(file,Insert,view and all other bold itali)</text:p>
          </table:table-cell>
          <table:table-cell/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Document list </text:p>
          </table:table-cell>
          <table:table-cell office:value-type="string" calcext:value-type="string">
            <text:p>In all module Symbols are not same ( Ex: In Draw menu &gt;Patient symbol</text:p>
            <text:p>&gt;add Patient symbol&gt;both symbol are not same)</text:p>
          </table:table-cell>
          <table:table-cell/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Patient List </text:p>
          </table:table-cell>
          <table:table-cell office:value-type="string" calcext:value-type="string">
            <text:p>In Patient list &gt;show entries&gt;We write 2 number then not show 2 entries </text:p>
          </table:table-cell>
          <table:table-cell/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Add Schedule </text:p>
          </table:table-cell>
          <table:table-cell office:value-type="string" calcext:value-type="string">
            <text:p>We write 2 number then not show 2 entries </text:p>
          </table:table-cell>
          <table:table-cell/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Add Schedule </text:p>
          </table:table-cell>
          <table:table-cell office:value-type="string" calcext:value-type="string">
            <text:p>Available time &gt;not mention Am and Pm </text:p>
            <text:p>Per Patient time&gt;Second not show</text:p>
          </table:table-cell>
          <table:table-cell/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Add Schedule </text:p>
          </table:table-cell>
          <table:table-cell office:value-type="string" calcext:value-type="string">
            <text:p> Available time ,Per Patient time both are Same&gt;accept same time</text:p>
            <text:p> </text:p>
          </table:table-cell>
          <table:table-cell office:value-type="string" calcext:value-type="string">
            <text:p>M6.png</text:p>
          </table:table-cell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Add Schedule </text:p>
          </table:table-cell>
          <table:table-cell office:value-type="string" calcext:value-type="string">
            <text:p><text:s text:c="14"/>Available time and Per Patient time Field not proper</text:p>
          </table:table-cell>
          <table:table-cell/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Schedule List </text:p>
          </table:table-cell>
          <table:table-cell office:value-type="string" calcext:value-type="string">
            <text:p>In action Column&gt;Missing view icon </text:p>
          </table:table-cell>
          <table:table-cell/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8">
          <table:table-cell office:value-type="float" office:value="31" calcext:value-type="float">
            <text:p>31</text:p>
          </table:table-cell>
          <table:table-cell office:value-type="string" calcext:value-type="string">
            <text:p>Appointment</text:p>
          </table:table-cell>
          <table:table-cell office:value-type="string" calcext:value-type="string">
            <text:p>Add Appointment</text:p>
          </table:table-cell>
          <table:table-cell office:value-type="string" calcext:value-type="string">
            <text:p>Problem Field not proper</text:p>
            <text:p>If we are select appointment date &gt;after that click </text:p>
            <text:p>Save button validation show appointment date required</text:p>
            <text:p>Patient id&gt;Accept special character</text:p>
            <text:p/>
          </table:table-cell>
          <table:table-cell office:value-type="string" calcext:value-type="string">
            <text:p>M8.png</text:p>
          </table:table-cell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Appointment</text:p>
          </table:table-cell>
          <table:table-cell office:value-type="string" calcext:value-type="string">
            <text:p>Add Appointment</text:p>
          </table:table-cell>
          <table:table-cell office:value-type="string" calcext:value-type="string">
            <text:p>Not Click on Serial no </text:p>
          </table:table-cell>
          <table:table-cell/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Appointment</text:p>
          </table:table-cell>
          <table:table-cell office:value-type="string" calcext:value-type="string">
            <text:p>Appointment List</text:p>
          </table:table-cell>
          <table:table-cell office:value-type="string" calcext:value-type="string">
            <text:p>Action Column&gt;missing view icon</text:p>
            <text:p> </text:p>
          </table:table-cell>
          <table:table-cell/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Appointment</text:p>
          </table:table-cell>
          <table:table-cell office:value-type="string" calcext:value-type="string">
            <text:p>Appointment List</text:p>
          </table:table-cell>
          <table:table-cell office:value-type="string" calcext:value-type="string">
            <text:p>In Appintment list&gt;missing list text </text:p>
          </table:table-cell>
          <table:table-cell office:value-type="string" calcext:value-type="string">
            <text:p>M17.png</text:p>
          </table:table-cell>
          <table:table-cell table:style-name="ce6" office:value-type="date" office:date-value="2022-09-24" calcext:value-type="date">
            <text:p>24/09/22</text:p>
          </table:table-cell>
          <table:table-cell table:number-columns-repeated="1018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string" calcext:value-type="string">
            <text:p>Appointment</text:p>
          </table:table-cell>
          <table:table-cell office:value-type="string" calcext:value-type="string">
            <text:p>Assign By Doctor</text:p>
          </table:table-cell>
          <table:table-cell office:value-type="string" calcext:value-type="string">
            <text:p>Select Option&gt;Start date and end date &gt;Alignments not proper</text:p>
          </table:table-cell>
          <table:table-cell/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Prescription</text:p>
          </table:table-cell>
          <table:table-cell office:value-type="string" calcext:value-type="string">
            <text:p>Add Insurance</text:p>
          </table:table-cell>
          <table:table-cell office:value-type="string" calcext:value-type="string">
            <text:p>Description box&gt;not proper</text:p>
            <text:p>In Insurance name&gt;Accept Special characters and digit&gt;more then 25 character accept </text:p>
          </table:table-cell>
          <table:table-cell/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Prescription</text:p>
          </table:table-cell>
          <table:table-cell office:value-type="string" calcext:value-type="string">
            <text:p>Insurance List </text:p>
          </table:table-cell>
          <table:table-cell office:value-type="string" calcext:value-type="string">
            <text:p>Status not show in table </text:p>
          </table:table-cell>
          <table:table-cell/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8">
          <table:table-cell office:value-type="float" office:value="38" calcext:value-type="float">
            <text:p>38</text:p>
          </table:table-cell>
          <table:table-cell office:value-type="string" calcext:value-type="string">
            <text:p>Prescription</text:p>
          </table:table-cell>
          <table:table-cell office:value-type="string" calcext:value-type="string">
            <text:p>Add Patient Case Study</text:p>
          </table:table-cell>
          <table:table-cell office:value-type="string" calcext:value-type="string">
            <text:p>In Patient Id &gt;Accept special character</text:p>
            <text:p>In refrence field &gt;accept digit and more then 25 digit accept</text:p>
            <text:p>In all filed Accept more then 25 charcter</text:p>
            <text:p/>
            <text:p/>
          </table:table-cell>
          <table:table-cell/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Prescription</text:p>
          </table:table-cell>
          <table:table-cell office:value-type="string" calcext:value-type="string">
            <text:p>Add Patient Case Study</text:p>
          </table:table-cell>
          <table:table-cell office:value-type="string" calcext:value-type="string">
            <text:p>Footer page&gt;Space not proper</text:p>
          </table:table-cell>
          <table:table-cell/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Prescription</text:p>
          </table:table-cell>
          <table:table-cell office:value-type="string" calcext:value-type="string">
            <text:p>Prescription List</text:p>
          </table:table-cell>
          <table:table-cell office:value-type="string" calcext:value-type="string">
            <text:p>In action Column&gt;Missing Edit and delete icon</text:p>
          </table:table-cell>
          <table:table-cell/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8">
          <table:table-cell office:value-type="float" office:value="41" calcext:value-type="float">
            <text:p>41</text:p>
          </table:table-cell>
          <table:table-cell office:value-type="string" calcext:value-type="string">
            <text:p>Account Manager</text:p>
          </table:table-cell>
          <table:table-cell office:value-type="string" calcext:value-type="string">
            <text:p>Add Account</text:p>
          </table:table-cell>
          <table:table-cell office:value-type="string" calcext:value-type="string">
            <text:p>In type Box and Description box &gt;not proper</text:p>
            <text:p>Account Name&gt;accept special character and more then 25 character accept</text:p>
            <text:p>Without Description &gt;all details are accept</text:p>
            <text:p/>
            <text:p/>
          </table:table-cell>
          <table:table-cell/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Account Manager</text:p>
          </table:table-cell>
          <table:table-cell office:value-type="string" calcext:value-type="string">
            <text:p>Account List</text:p>
          </table:table-cell>
          <table:table-cell office:value-type="string" calcext:value-type="string">
            <text:p>In action Column&gt;Missing view icon </text:p>
          </table:table-cell>
          <table:table-cell office:value-type="string" calcext:value-type="string">
            <text:p>M9.png</text:p>
          </table:table-cell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Account Manager</text:p>
          </table:table-cell>
          <table:table-cell office:value-type="string" calcext:value-type="string">
            <text:p>Account List</text:p>
          </table:table-cell>
          <table:table-cell office:value-type="string" calcext:value-type="string">
            <text:p>Credit &gt;Action Column&gt;not Show View and Delete Text</text:p>
          </table:table-cell>
          <table:table-cell/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8">
          <table:table-cell office:value-type="float" office:value="44" calcext:value-type="float">
            <text:p>44</text:p>
          </table:table-cell>
          <table:table-cell office:value-type="string" calcext:value-type="string">
            <text:p>Account Manager</text:p>
          </table:table-cell>
          <table:table-cell office:value-type="string" calcext:value-type="string">
            <text:p><text:s/>Add Invoice</text:p>
          </table:table-cell>
          <table:table-cell office:value-type="string" calcext:value-type="string">
            <text:p>Not proper Show &gt;Patient id,Full name,Address field&gt;not proper show box field</text:p>
            <text:p>Patient Id,Full name and address &gt;accept special characters</text:p>
            <text:p>Accept vat 0 and </text:p>
            <text:p>Vat and Discount&gt;accept – digit and accept more then 20 digit&gt;no limit</text:p>
            <text:p/>
          </table:table-cell>
          <table:table-cell/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Account Manager</text:p>
          </table:table-cell>
          <table:table-cell office:value-type="string" calcext:value-type="string">
            <text:p><text:s/>Add Invoice</text:p>
          </table:table-cell>
          <table:table-cell office:value-type="string" calcext:value-type="string">
            <text:p>In Paid field&gt;accept – digit</text:p>
          </table:table-cell>
          <table:table-cell/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string" calcext:value-type="string">
            <text:p>Account Manager</text:p>
          </table:table-cell>
          <table:table-cell office:value-type="string" calcext:value-type="string">
            <text:p>Add Payment</text:p>
          </table:table-cell>
          <table:table-cell office:value-type="string" calcext:value-type="string">
            <text:p>In all module Patient Id&gt;accept special character</text:p>
            <text:p>Accept &gt;amount 0  </text:p>
            <text:p/>
            <text:p/>
          </table:table-cell>
          <table:table-cell/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Account Manager</text:p>
          </table:table-cell>
          <table:table-cell office:value-type="string" calcext:value-type="string">
            <text:p>Payment List</text:p>
          </table:table-cell>
          <table:table-cell office:value-type="string" calcext:value-type="string">
            <text:p>SL.no&gt;all details are not show(Account name,pay to,Description,amount)</text:p>
            <text:p>In Sl.no&gt;missing view icon</text:p>
          </table:table-cell>
          <table:table-cell/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Account Manager</text:p>
          </table:table-cell>
          <table:table-cell office:value-type="string" calcext:value-type="string">
            <text:p>Debit Report</text:p>
          </table:table-cell>
          <table:table-cell office:value-type="string" calcext:value-type="string">
            <text:p>In first box&gt;Alignments not proper</text:p>
          </table:table-cell>
          <table:table-cell/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string" calcext:value-type="string">
            <text:p>Human Resourses</text:p>
          </table:table-cell>
          <table:table-cell office:value-type="string" calcext:value-type="string">
            <text:p>Add Employee</text:p>
          </table:table-cell>
          <table:table-cell office:value-type="string" calcext:value-type="string">
            <text:p>In Drawer menu&gt;Human resourses&gt;R is not capital</text:p>
          </table:table-cell>
          <table:table-cell/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7">
          <table:table-cell office:value-type="float" office:value="50" calcext:value-type="float">
            <text:p>50</text:p>
          </table:table-cell>
          <table:table-cell office:value-type="string" calcext:value-type="string">
            <text:p>Human Resourses</text:p>
          </table:table-cell>
          <table:table-cell office:value-type="string" calcext:value-type="string">
            <text:p>Add Employee</text:p>
          </table:table-cell>
          <table:table-cell office:value-type="string" calcext:value-type="string">
            <text:p>In First name,Last name&gt;accept Special character</text:p>
            <text:p>In Password Field &gt;accept only digit and 5 digit</text:p>
            <text:p>In password &gt;Not show password design</text:p>
            <text:p>In mobile field &gt;accept only 5 to 6 digit</text:p>
            <text:p/>
            <text:p/>
          </table:table-cell>
          <table:table-cell/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Human Resourses</text:p>
          </table:table-cell>
          <table:table-cell office:value-type="string" calcext:value-type="string">
            <text:p>Laboratorist List</text:p>
          </table:table-cell>
          <table:table-cell office:value-type="string" calcext:value-type="string">
            <text:p>Sl.no&gt;All details not show&gt;</text:p>
            <text:p>In table&gt;create date not show(Receptionist list,Representative list)</text:p>
          </table:table-cell>
          <table:table-cell/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6">
          <table:table-cell office:value-type="float" office:value="52" calcext:value-type="float">
            <text:p>52</text:p>
          </table:table-cell>
          <table:table-cell office:value-type="string" calcext:value-type="string">
            <text:p>Bed Manager</text:p>
          </table:table-cell>
          <table:table-cell office:value-type="string" calcext:value-type="string">
            <text:p>Add Bed</text:p>
          </table:table-cell>
          <table:table-cell office:value-type="string" calcext:value-type="string">
            <text:p>Bed Type&gt;Accept special characterand more then 25 character </text:p>
            <text:p>Bed Capacity&gt;accept (-) digit</text:p>
            <text:p/>
          </table:table-cell>
          <table:table-cell/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string" calcext:value-type="string">
            <text:p>Bed Manager</text:p>
          </table:table-cell>
          <table:table-cell office:value-type="string" calcext:value-type="string">
            <text:p>Bed List </text:p>
          </table:table-cell>
          <table:table-cell office:value-type="string" calcext:value-type="string">
            <text:p>In action Column&gt;Missing view icon </text:p>
          </table:table-cell>
          <table:table-cell/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Bed Manager</text:p>
          </table:table-cell>
          <table:table-cell office:value-type="string" calcext:value-type="string">
            <text:p>Bed Assign</text:p>
          </table:table-cell>
          <table:table-cell office:value-type="string" calcext:value-type="string">
            <text:p>If drawer menu open&gt;Bed Type box not proper</text:p>
            <text:p>Description box not proper</text:p>
          </table:table-cell>
          <table:table-cell/>
          <table:table-cell table:style-name="ce6" office:value-type="date" office:date-value="2022-09-24" calcext:value-type="date">
            <text:p>24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string" calcext:value-type="string">
            <text:p>Bed Manager</text:p>
          </table:table-cell>
          <table:table-cell office:value-type="string" calcext:value-type="string">
            <text:p>Bed Assign</text:p>
          </table:table-cell>
          <table:table-cell office:value-type="string" calcext:value-type="string">
            <text:p>Drawer menu (Bed Manager )&gt;M is not capital</text:p>
          </table:table-cell>
          <table:table-cell office:value-type="string" calcext:value-type="string">
            <text:p>M10.png </text:p>
          </table:table-cell>
          <table:table-cell table:style-name="ce6" office:value-type="date" office:date-value="2022-09-26" calcext:value-type="date">
            <text:p>26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string" calcext:value-type="string">
            <text:p>Bed Manager</text:p>
          </table:table-cell>
          <table:table-cell office:value-type="string" calcext:value-type="string">
            <text:p>Report</text:p>
          </table:table-cell>
          <table:table-cell table:style-name="ce5" office:value-type="string" calcext:value-type="string">
            <text:p>In First box&gt;All field not show </text:p>
          </table:table-cell>
          <table:table-cell office:value-type="string" calcext:value-type="string">
            <text:p>M11.png</text:p>
          </table:table-cell>
          <table:table-cell table:style-name="ce6" office:value-type="date" office:date-value="2022-09-26" calcext:value-type="date">
            <text:p>26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5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Notice board</text:p>
          </table:table-cell>
          <table:table-cell office:value-type="string" calcext:value-type="string">
            <text:p>In Notice board&gt;There are no space in two words and B is not capital</text:p>
            <text:p>Description field not proper</text:p>
            <text:p>If enter Start date and end date same&gt;accept all deatails</text:p>
            <text:p>In Title&gt;accept Special characters and more then 25 characters</text:p>
          </table:table-cell>
          <table:table-cell office:value-type="string" calcext:value-type="string">
            <text:p>M12.png</text:p>
          </table:table-cell>
          <table:table-cell table:style-name="ce6" office:value-type="date" office:date-value="2022-09-26" calcext:value-type="date">
            <text:p>26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3"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Case Manager</text:p>
          </table:table-cell>
          <table:table-cell office:value-type="string" calcext:value-type="string">
            <text:p>Add Patient</text:p>
          </table:table-cell>
          <table:table-cell office:value-type="string" calcext:value-type="string">
            <text:p>In Case manager&gt;M is not capital </text:p>
            <text:p>Case manager and Ref.Doctor Name&gt;Field is not proper</text:p>
          </table:table-cell>
          <table:table-cell/>
          <table:table-cell table:style-name="ce6" office:value-type="date" office:date-value="2022-09-26" calcext:value-type="date">
            <text:p>26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3" office:value-type="string" calcext:value-type="string">
            <text:p>Case Manager</text:p>
          </table:table-cell>
          <table:table-cell office:value-type="string" calcext:value-type="string">
            <text:p>Add Patient</text:p>
          </table:table-cell>
          <table:table-cell office:value-type="string" calcext:value-type="string">
            <text:p>In Hospital name and Doctor name&gt;Accept special character and digit</text:p>
          </table:table-cell>
          <table:table-cell/>
          <table:table-cell table:style-name="ce6" office:value-type="date" office:date-value="2022-09-26" calcext:value-type="date">
            <text:p>26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Case Manager</text:p>
          </table:table-cell>
          <table:table-cell office:value-type="string" calcext:value-type="string">
            <text:p>Patient List </text:p>
          </table:table-cell>
          <table:table-cell office:value-type="string" calcext:value-type="string">
            <text:p>Alignments not proper </text:p>
            <text:p>In Patient Id Row&gt;Different colour</text:p>
          </table:table-cell>
          <table:table-cell/>
          <table:table-cell table:style-name="ce6" office:value-type="date" office:date-value="2022-09-26" calcext:value-type="date">
            <text:p>26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5">
          <table:table-cell office:value-type="float" office:value="61" calcext:value-type="float">
            <text:p>61</text:p>
          </table:table-cell>
          <table:table-cell office:value-type="string" calcext:value-type="string">
            <text:p/>
            <text:p>Hospital Activities</text:p>
          </table:table-cell>
          <table:table-cell office:value-type="string" calcext:value-type="string">
            <text:p>Add Birth Report</text:p>
          </table:table-cell>
          <table:table-cell office:value-type="string" calcext:value-type="string">
            <text:p>In Hospital activities&gt;a is not capital </text:p>
            <text:p>If we are not select doctor name&gt;accept all details</text:p>
            <text:p>In title field&gt;accept only digit</text:p>
            <text:p>Footer space not proper</text:p>
          </table:table-cell>
          <table:table-cell/>
          <table:table-cell table:style-name="ce6" office:value-type="date" office:date-value="2022-09-26" calcext:value-type="date">
            <text:p>26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/>
            <text:p>Hospital Activities</text:p>
          </table:table-cell>
          <table:table-cell office:value-type="string" calcext:value-type="string">
            <text:p>Add Birth Report</text:p>
          </table:table-cell>
          <table:table-cell office:value-type="string" calcext:value-type="string">
            <text:p>In birth report view&gt;not show all details and Alignments not proper </text:p>
          </table:table-cell>
          <table:table-cell office:value-type="string" calcext:value-type="string">
            <text:p>M13.png</text:p>
          </table:table-cell>
          <table:table-cell table:style-name="ce6" office:value-type="date" office:date-value="2022-09-26" calcext:value-type="date">
            <text:p>26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6">
          <table:table-cell office:value-type="float" office:value="63" calcext:value-type="float">
            <text:p>63</text:p>
          </table:table-cell>
          <table:table-cell office:value-type="string" calcext:value-type="string">
            <text:p/>
            <text:p>Hospital Activities</text:p>
          </table:table-cell>
          <table:table-cell office:value-type="string" calcext:value-type="string">
            <text:p>Add Death Report</text:p>
          </table:table-cell>
          <table:table-cell office:value-type="string" calcext:value-type="string">
            <text:p>If we are not select doctor name&gt;accept all details</text:p>
            <text:p><text:span text:style-name="T1">In All Module&gt; title field&gt;accept only digit</text:span></text:p>
            <text:p><text:span text:style-name="T1">In Doctor Name&gt;Field is not Proper</text:span></text:p>
          </table:table-cell>
          <table:table-cell/>
          <table:table-cell table:style-name="ce6" office:value-type="date" office:date-value="2022-09-26" calcext:value-type="date">
            <text:p>26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/>
            <text:p>Hospital Activities</text:p>
          </table:table-cell>
          <table:table-cell table:style-name="ce3" office:value-type="string" calcext:value-type="string">
            <text:p>Investigation Report</text:p>
          </table:table-cell>
          <table:table-cell office:value-type="string" calcext:value-type="string">
            <text:p>In view field&gt;not proper Alignments </text:p>
            <text:p>All details are not show in view field</text:p>
          </table:table-cell>
          <table:table-cell/>
          <table:table-cell table:style-name="ce6" office:value-type="date" office:date-value="2022-09-26" calcext:value-type="date">
            <text:p>26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/>
            <text:p>Hospital Activities</text:p>
          </table:table-cell>
          <table:table-cell table:style-name="ce3" office:value-type="string" calcext:value-type="string">
            <text:p>Add Medicine Category</text:p>
          </table:table-cell>
          <table:table-cell office:value-type="string" calcext:value-type="string">
            <text:p>In Category field&gt;Accept Special charcter and more then 25 characters</text:p>
            <text:p>In Description field&gt;Not show place holder text and not required any other bar </text:p>
          </table:table-cell>
          <table:table-cell/>
          <table:table-cell table:style-name="ce6" office:value-type="date" office:date-value="2022-09-26" calcext:value-type="date">
            <text:p>26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/>
            <text:p>Hospital Activities</text:p>
          </table:table-cell>
          <table:table-cell table:style-name="ce3" office:value-type="string" calcext:value-type="string">
            <text:p>Add Medicine Category</text:p>
          </table:table-cell>
          <table:table-cell office:value-type="string" calcext:value-type="string">
            <text:p>In action Column&gt;Missing view icon </text:p>
          </table:table-cell>
          <table:table-cell/>
          <table:table-cell table:style-name="ce6" office:value-type="date" office:date-value="2022-09-26" calcext:value-type="date">
            <text:p>26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5">
          <table:table-cell office:value-type="float" office:value="67" calcext:value-type="float">
            <text:p>67</text:p>
          </table:table-cell>
          <table:table-cell office:value-type="string" calcext:value-type="string">
            <text:p/>
            <text:p>Hospital Activities</text:p>
          </table:table-cell>
          <table:table-cell table:style-name="ce3" office:value-type="string" calcext:value-type="string">
            <text:p>Add Medicine</text:p>
          </table:table-cell>
          <table:table-cell office:value-type="string" calcext:value-type="string">
            <text:p>In Medicine name field&gt;accept Special c haracters and digit</text:p>
            <text:p>In Proce Field&gt;accept (-) digit</text:p>
            <text:p>In Manufactured By&gt;Accept Special character</text:p>
            <text:p/>
          </table:table-cell>
          <table:table-cell/>
          <table:table-cell table:style-name="ce6" office:value-type="date" office:date-value="2022-09-26" calcext:value-type="date">
            <text:p>26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/>
            <text:p>Hospital Activities</text:p>
          </table:table-cell>
          <table:table-cell table:style-name="ce3" office:value-type="string" calcext:value-type="string">
            <text:p>Medicine List</text:p>
          </table:table-cell>
          <table:table-cell office:value-type="string" calcext:value-type="string">
            <text:p>In View field&gt;not proper Alignments  </text:p>
            <text:p>All details are not show in view field</text:p>
          </table:table-cell>
          <table:table-cell/>
          <table:table-cell table:style-name="ce6" office:value-type="date" office:date-value="2022-09-26" calcext:value-type="date">
            <text:p>26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3" office:value-type="string" calcext:value-type="string">
            <text:p>Enquiry</text:p>
          </table:table-cell>
          <table:table-cell table:style-name="ce3" office:value-type="string" calcext:value-type="string">
            <text:p>Enquiry List</text:p>
          </table:table-cell>
          <table:table-cell office:value-type="string" calcext:value-type="string">
            <text:p>In action Column&gt;Missing view icon </text:p>
          </table:table-cell>
          <table:table-cell/>
          <table:table-cell table:style-name="ce6" office:value-type="date" office:date-value="2022-09-26" calcext:value-type="date">
            <text:p>26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7">
          <table:table-cell office:value-type="float" office:value="70" calcext:value-type="float">
            <text:p>70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App Setting</text:p>
          </table:table-cell>
          <table:table-cell office:value-type="string" calcext:value-type="string">
            <text:p>In email field&gt;accept in valid email </text:p>
            <text:p>In Phone no field&gt;accept  5 digit</text:p>
            <text:p>Footer Text&gt;Field not proper</text:p>
            <text:p>In application title&gt;Accept digit and Special character</text:p>
            <text:p>Language and website Align&gt;field not proper</text:p>
            <text:p/>
          </table:table-cell>
          <table:table-cell/>
          <table:table-cell table:style-name="ce6" office:value-type="date" office:date-value="2022-09-26" calcext:value-type="date">
            <text:p>26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7">
          <table:table-cell office:value-type="float" office:value="71" calcext:value-type="float">
            <text:p>71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Language Setting </text:p>
          </table:table-cell>
          <table:table-cell office:value-type="string" calcext:value-type="string">
            <text:p>Delete Icon not show</text:p>
            <text:p>Language Place holder text not show</text:p>
            <text:p><text:span text:style-name="T1">Alignments  not proper</text:span></text:p>
            <text:p><text:span text:style-name="T1">In title Action text not show</text:span></text:p>
            <text:p/>
            <text:p/>
          </table:table-cell>
          <table:table-cell office:value-type="string" calcext:value-type="string">
            <text:p>M14.png</text:p>
          </table:table-cell>
          <table:table-cell table:style-name="ce6" office:value-type="date" office:date-value="2022-09-26" calcext:value-type="date">
            <text:p>26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6">
          <table:table-cell office:value-type="float" office:value="72" calcext:value-type="float">
            <text:p>72</text:p>
          </table:table-cell>
          <table:table-cell table:style-name="ce3" office:value-type="string" calcext:value-type="string">
            <text:p>Messages</text:p>
          </table:table-cell>
          <table:table-cell office:value-type="string" calcext:value-type="string">
            <text:p>New Message</text:p>
          </table:table-cell>
          <table:table-cell office:value-type="string" calcext:value-type="string">
            <text:p>In Send To&gt;accept special charcter</text:p>
            <text:p>Message field not proper</text:p>
            <text:p><text:span text:style-name="T1">Send To field not Proper(Alignments)</text:span></text:p>
          </table:table-cell>
          <table:table-cell office:value-type="string" calcext:value-type="string">
            <text:p>M15.png</text:p>
          </table:table-cell>
          <table:table-cell table:style-name="ce6" office:value-type="date" office:date-value="2022-09-26" calcext:value-type="date">
            <text:p>26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4">
          <table:table-cell office:value-type="float" office:value="73" calcext:value-type="float">
            <text:p>73</text:p>
          </table:table-cell>
          <table:table-cell office:value-type="string" calcext:value-type="string">
            <text:p>Mail </text:p>
          </table:table-cell>
          <table:table-cell office:value-type="string" calcext:value-type="string">
            <text:p>Send Mail</text:p>
          </table:table-cell>
          <table:table-cell office:value-type="string" calcext:value-type="string">
            <text:p>Message field not proper(box)</text:p>
          </table:table-cell>
          <table:table-cell/>
          <table:table-cell table:style-name="ce6" office:value-type="date" office:date-value="2022-09-26" calcext:value-type="date">
            <text:p>26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Mail </text:p>
          </table:table-cell>
          <table:table-cell table:style-name="ce3" office:value-type="string" calcext:value-type="string">
            <text:p>Mail Setting</text:p>
          </table:table-cell>
          <table:table-cell office:value-type="string" calcext:value-type="string">
            <text:p>Mail Parth field Not Proper</text:p>
          </table:table-cell>
          <table:table-cell/>
          <table:table-cell table:style-name="ce6" office:value-type="date" office:date-value="2022-09-26" calcext:value-type="date">
            <text:p>26/09/22</text:p>
          </table:table-cell>
          <table:table-cell office:value-type="string" calcext:value-type="string">
            <text:p>Amisha</text:p>
          </table:table-cell>
          <table:table-cell table:number-columns-repeated="1017"/>
        </table:table-row>
        <table:table-row table:style-name="ro4" table:number-rows-repeated="104849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 style:data-style-name="N2" text:time-value="15:06:37.2288989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4T10:48:19.737762429</meta:creation-date>
    <dc:date>2022-09-26T15:39:55.746214430</dc:date>
    <meta:editing-duration>PT1H46M36S</meta:editing-duration>
    <meta:editing-cycles>18</meta:editing-cycles>
    <meta:generator>LibreOffice/6.4.7.2$Linux_X86_64 LibreOffice_project/40$Build-2</meta:generator>
    <meta:document-statistic meta:table-count="1" meta:cell-count="463" meta:object-count="0"/>
  </office:meta>
</office:document-meta>
</file>